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Fira Code" svg:font-family="'Fira Cod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weight="bold" officeooo:rsid="0008e94d" officeooo:paragraph-rsid="0008e94d" style:font-weight-asian="bold" style:font-weight-complex="bold"/>
    </style:style>
    <style:style style:name="P2" style:family="paragraph" style:parent-style-name="Paragraph_5f_20_5f_style">
      <style:text-properties officeooo:rsid="000a19dc" officeooo:paragraph-rsid="000a19dc"/>
    </style:style>
    <style:style style:name="P3" style:family="paragraph" style:parent-style-name="Paragraph_5f_20_5f_style">
      <style:text-properties officeooo:paragraph-rsid="000a19dc"/>
    </style:style>
    <style:style style:name="P4" style:family="paragraph" style:parent-style-name="Standard">
      <style:text-properties officeooo:rsid="0008e94d" officeooo:paragraph-rsid="0008e94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top="0cm" fo:margin-bottom="0.199cm" loext:contextual-spacing="false"/>
      <style:text-properties officeooo:rsid="0008e94d" officeooo:paragraph-rsid="0008e94d"/>
    </style:style>
    <style:style style:name="P7" style:family="paragraph" style:parent-style-name="Title">
      <style:paragraph-properties fo:margin-top="0.624cm" fo:margin-bottom="0.413cm" loext:contextual-spacing="false"/>
      <style:text-properties style:font-name="Liberation Sans" fo:font-size="28pt" fo:font-weight="bold" officeooo:rsid="0008e94d" officeooo:paragraph-rsid="0008e94d" style:font-name-asian="Microsoft YaHei" style:font-size-asian="28pt" style:font-weight-asian="bold" style:font-name-complex="Arial" style:font-size-complex="28pt" style:font-weight-complex="bold"/>
    </style:style>
    <style:style style:name="P8" style:family="paragraph" style:parent-style-name="Código">
      <style:text-properties fo:font-size="8pt" style:font-size-asian="8pt" style:font-size-complex="8pt"/>
    </style:style>
    <style:style style:name="P9" style:family="paragraph" style:parent-style-name="Paragraph_5f_20_5f_style">
      <style:text-properties officeooo:rsid="000a19dc" officeooo:paragraph-rsid="000a19dc"/>
    </style:style>
    <style:style style:name="P10" style:family="paragraph" style:parent-style-name="Standard">
      <style:text-properties officeooo:paragraph-rsid="000a19dc"/>
    </style:style>
    <style:style style:name="P11" style:family="paragraph" style:parent-style-name="Standard">
      <style:text-properties officeooo:paragraph-rsid="000cf17c"/>
    </style:style>
    <style:style style:name="T1" style:family="text">
      <style:text-properties officeooo:rsid="000a19dc"/>
    </style:style>
    <style:style style:name="T2" style:family="text">
      <style:text-properties fo:font-weight="bold" style:font-weight-asian="bold" style:font-weight-complex="bold"/>
    </style:style>
    <style:style style:name="T3" style:family="text">
      <style:text-properties fo:font-weight="bold" officeooo:rsid="000a19dc" style:font-weight-asian="bold" style:font-weight-complex="bold"/>
    </style:style>
    <style:style style:name="T4" style:family="text">
      <style:text-properties officeooo:rsid="000a2bf8"/>
    </style:style>
    <style:style style:name="T5" style:family="text">
      <style:text-properties officeooo:rsid="000cf1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jercicio Propuesto Agenda</text:p>
      <text:p text:style-name="Standard"><text:span text:style-name="T2">Documentación sobre el desarrollo de</text:span><text:span text:style-name="T3">l</text:span><text:span text:style-name="T2"> </text:span><text:span text:style-name="T3">proyecto</text:span><text:span text:style-name="T2">:</text:span></text:p>
      <text:p text:style-name="P5"/>
      <text:p text:style-name="P6">1) Desarrollo de la distribución de la activity <text:span text:style-name="T1">principal</text:span>: <text:span text:style-name="T4">layout_add_contact.xml</text:span></text:p>
      <text:p text:style-name="P8">&lt;?xml version="1.0" encoding="utf-8"?&gt;</text:p>
      <text:p text:style-name="P8">&lt;RelativeLayout xmlns:android="http://schemas.android.com/apk/res/android"</text:p>
      <text:p text:style-name="P8"><text:s text:c="4"/>xmlns:app="http://schemas.android.com/apk/res-auto"</text:p>
      <text:p text:style-name="P8"><text:s text:c="4"/>xmlns:tools="http://schemas.android.com/tools"</text:p>
      <text:p text:style-name="P8"><text:s text:c="4"/>android:layout_width="match_parent"</text:p>
      <text:p text:style-name="P8"><text:s text:c="4"/>android:layout_height="match_parent"</text:p>
      <text:p text:style-name="P8"><text:s text:c="4"/>tools:context=".MainActivity"&gt;</text:p>
      <text:p text:style-name="P8"/>
      <text:p text:style-name="P8"><text:s text:c="4"/>&lt;FrameLayout</text:p>
      <text:p text:style-name="P8"><text:s text:c="8"/>android:id="@+id/foto_layout"</text:p>
      <text:p text:style-name="P8"><text:s text:c="8"/>android:layout_width="match_parent"</text:p>
      <text:p text:style-name="P8"><text:s text:c="8"/>android:layout_height="wrap_content"</text:p>
      <text:p text:style-name="P8"><text:s text:c="8"/>android:background="#A1D0EC"&gt;</text:p>
      <text:p text:style-name="P8"/>
      <text:p text:style-name="P8"><text:s text:c="8"/>&lt;ImageView</text:p>
      <text:p text:style-name="P8"><text:s text:c="12"/>android:layout_width="160dp"</text:p>
      <text:p text:style-name="P8"><text:s text:c="12"/>android:layout_height="160dp"</text:p>
      <text:p text:style-name="P8"><text:s text:c="12"/>android:layout_gravity="center"</text:p>
      <text:p text:style-name="P8"><text:s text:c="12"/>android:layout_margin="48dp"</text:p>
      <text:p text:style-name="P8"><text:s text:c="12"/>android:src="@drawable/contacto" /&gt;</text:p>
      <text:p text:style-name="P8"/>
      <text:p text:style-name="P8"><text:s text:c="4"/>&lt;/FrameLayout&gt;</text:p>
      <text:p text:style-name="P8"/>
      <text:p text:style-name="P8"><text:s text:c="4"/>&lt;com.google.android.material.floatingactionbutton.FloatingActionButton</text:p>
      <text:p text:style-name="P8"><text:s text:c="8"/>android:id="@+id/floatingActionButton"</text:p>
      <text:p text:style-name="P8"><text:s text:c="8"/>android:layout_width="wrap_content"</text:p>
      <text:p text:style-name="P8"><text:s text:c="8"/>android:layout_height="wrap_content"</text:p>
      <text:p text:style-name="P8"><text:s text:c="8"/>android:layout_alignBottom="@id/foto_layout"</text:p>
      <text:p text:style-name="P8"><text:s text:c="8"/>android:layout_alignParentRight="true"</text:p>
      <text:p text:style-name="P8"><text:s text:c="8"/>android:layout_marginRight="16dp"</text:p>
      <text:p text:style-name="P8"><text:s text:c="8"/>android:clickable="true"</text:p>
      <text:p text:style-name="P8"><text:s text:c="8"/>android:translationY="24dp"</text:p>
      <text:p text:style-name="P8"><text:s text:c="8"/>app:srcCompat="@drawable/baseline_check_24" /&gt;</text:p>
      <text:p text:style-name="P8"/>
      <text:p text:style-name="P8"><text:s text:c="4"/>&lt;LinearLayout</text:p>
      <text:p text:style-name="P8"><text:s text:c="8"/>android:layout_marginStart="8dp"</text:p>
      <text:p text:style-name="P8"><text:s text:c="8"/>android:layout_marginEnd="8dp"</text:p>
      <text:p text:style-name="P8"><text:s text:c="8"/>android:id="@+id/info_layout"</text:p>
      <text:p text:style-name="P8"><text:s text:c="8"/>android:layout_width="match_parent"</text:p>
      <text:p text:style-name="P8"><text:s text:c="8"/>android:layout_height="0dp"</text:p>
      <text:p text:style-name="P8"><text:s text:c="8"/>android:layout_below="@id/foto_layout"</text:p>
      <text:p text:style-name="P8"><text:s text:c="8"/>android:layout_alignParentBottom="true"</text:p>
      <text:p text:style-name="P8"><text:s text:c="8"/>android:gravity="center_vertical"</text:p>
      <text:p text:style-name="P8"><text:s text:c="8"/>android:orientation="vertical"&gt;</text:p>
      <text:p text:style-name="P8"/>
      <text:p text:style-name="P8"><text:s text:c="8"/>&lt;TextView</text:p>
      <text:p text:style-name="P8"><text:s text:c="12"/>android:layout_width="match_parent"</text:p>
      <text:p text:style-name="P8"><text:s text:c="12"/>android:layout_height="wrap_content"</text:p>
      <text:p text:style-name="P8"><text:s text:c="12"/>android:text="Etiquetar como"</text:p>
      <text:p text:style-name="P8"><text:s text:c="12"/>android:textAppearance="@style/TextAppearance.AppCompat.Large"</text:p>
      <text:p text:style-name="P8"><text:s text:c="12"/>android:textColor="#A1D0EC" /&gt;</text:p>
      <text:p text:style-name="P8"/>
      <text:p text:style-name="P8"><text:s text:c="8"/>&lt;LinearLayout</text:p>
      <text:p text:style-name="P8"><text:s text:c="12"/>android:layout_width="match_parent"</text:p>
      <text:p text:style-name="P8"><text:s text:c="12"/>android:layout_height="wrap_content"</text:p>
      <text:p text:style-name="P8"><text:soft-page-break/><text:s text:c="12"/>android:orientation="horizontal"&gt;</text:p>
      <text:p text:style-name="P8"/>
      <text:p text:style-name="P8"><text:s text:c="12"/>&lt;CheckBox</text:p>
      <text:p text:style-name="P8"><text:s text:c="16"/>android:layout_width="wrap_content"</text:p>
      <text:p text:style-name="P8"><text:s text:c="16"/>android:layout_height="wrap_content"</text:p>
      <text:p text:style-name="P8"><text:s text:c="16"/>android:text="Familia"</text:p>
      <text:p text:style-name="P8"><text:s text:c="16"/>android:textColor="#A1D0EC" /&gt;</text:p>
      <text:p text:style-name="P8"/>
      <text:p text:style-name="P8"><text:s text:c="12"/>&lt;CheckBox</text:p>
      <text:p text:style-name="P8"><text:s text:c="16"/>android:layout_width="wrap_content"</text:p>
      <text:p text:style-name="P8"><text:s text:c="16"/>android:layout_height="wrap_content"</text:p>
      <text:p text:style-name="P8"><text:s text:c="16"/>android:text="Amigos"</text:p>
      <text:p text:style-name="P8"><text:s text:c="16"/>android:textColor="#A1D0EC" /&gt;</text:p>
      <text:p text:style-name="P8"/>
      <text:p text:style-name="P8"><text:s text:c="12"/>&lt;CheckBox</text:p>
      <text:p text:style-name="P8"><text:s text:c="16"/>android:layout_width="wrap_content"</text:p>
      <text:p text:style-name="P8"><text:s text:c="16"/>android:layout_height="wrap_content"</text:p>
      <text:p text:style-name="P8"><text:s text:c="16"/>android:text="Trabajo"</text:p>
      <text:p text:style-name="P8"><text:s text:c="16"/>android:textColor="#A1D0EC" /&gt;</text:p>
      <text:p text:style-name="P8"><text:s text:c="8"/>&lt;/LinearLayout&gt;</text:p>
      <text:p text:style-name="P8"/>
      <text:p text:style-name="P8"><text:s text:c="8"/>&lt;LinearLayout</text:p>
      <text:p text:style-name="P8"><text:s text:c="12"/>android:layout_width="match_parent"</text:p>
      <text:p text:style-name="P8"><text:s text:c="12"/>android:layout_height="wrap_content"</text:p>
      <text:p text:style-name="P8"><text:s text:c="12"/>android:orientation="horizontal"</text:p>
      <text:p text:style-name="P8"><text:s text:c="12"/>android:gravity="center_vertical"&gt;</text:p>
      <text:p text:style-name="P8"/>
      <text:p text:style-name="P8"><text:s text:c="12"/>&lt;ImageView</text:p>
      <text:p text:style-name="P8"><text:s text:c="16"/>android:id="@+id/ico_nombre"</text:p>
      <text:p text:style-name="P8"><text:s text:c="16"/>android:layout_width="wrap_content"</text:p>
      <text:p text:style-name="P8"><text:s text:c="16"/>android:layout_height="wrap_content"</text:p>
      <text:p text:style-name="P8"><text:s text:c="16"/>android:layout_marginEnd="8dp"</text:p>
      <text:p text:style-name="P8"><text:s text:c="16"/>android:src="@drawable/baseline_perm_identity_24"/&gt;</text:p>
      <text:p text:style-name="P8"/>
      <text:p text:style-name="P8"><text:s text:c="12"/>&lt;EditText</text:p>
      <text:p text:style-name="P8"><text:s text:c="16"/>android:id="@+id/nombre"</text:p>
      <text:p text:style-name="P8"><text:s text:c="16"/>android:layout_width="0dp"</text:p>
      <text:p text:style-name="P8"><text:s text:c="16"/>android:layout_weight="1"</text:p>
      <text:p text:style-name="P8"><text:s text:c="16"/>android:layout_height="wrap_content"</text:p>
      <text:p text:style-name="P8"><text:s text:c="16"/>android:layout_marginTop="10dp"</text:p>
      <text:p text:style-name="P8"><text:s text:c="16"/>android:layout_marginBottom="10dp"</text:p>
      <text:p text:style-name="P8"><text:s text:c="16"/>android:hint="Nombre"</text:p>
      <text:p text:style-name="P8"><text:s text:c="16"/>android:inputType="text" /&gt;</text:p>
      <text:p text:style-name="P8"/>
      <text:p text:style-name="P8"><text:s text:c="8"/>&lt;/LinearLayout&gt;</text:p>
      <text:p text:style-name="P8"/>
      <text:p text:style-name="P8"><text:s text:c="4"/>&lt;LinearLayout</text:p>
      <text:p text:style-name="P8"><text:s text:c="8"/>android:layout_width="match_parent"</text:p>
      <text:p text:style-name="P8"><text:s text:c="8"/>android:layout_height="wrap_content"</text:p>
      <text:p text:style-name="P8"><text:s text:c="8"/>android:orientation="horizontal"</text:p>
      <text:p text:style-name="P8"><text:s text:c="8"/>android:gravity="center_vertical"&gt;</text:p>
      <text:p text:style-name="P8"/>
      <text:p text:style-name="P8"><text:s text:c="8"/>&lt;ImageView</text:p>
      <text:p text:style-name="P8"><text:s text:c="12"/>android:id="@+id/ico_apellidos"</text:p>
      <text:p text:style-name="P8"><text:s text:c="12"/>android:layout_width="wrap_content"</text:p>
      <text:p text:style-name="P8"><text:s text:c="12"/>android:layout_height="wrap_content"</text:p>
      <text:p text:style-name="P8"><text:s text:c="12"/>android:layout_marginEnd="8dp"</text:p>
      <text:p text:style-name="P8"><text:s text:c="12"/>android:src="@drawable/baseline_perm_identity_24" /&gt;</text:p>
      <text:p text:style-name="P8"/>
      <text:p text:style-name="P8"><text:s text:c="8"/>&lt;EditText</text:p>
      <text:p text:style-name="P8"><text:s text:c="12"/>android:id="@+id/apellidos"</text:p>
      <text:p text:style-name="P8"><text:s text:c="12"/>android:layout_width="0dp"</text:p>
      <text:p text:style-name="P8"><text:s text:c="12"/>android:layout_weight="1"</text:p>
      <text:p text:style-name="P8"><text:s text:c="12"/>android:layout_height="wrap_content"</text:p>
      <text:p text:style-name="P8"><text:s text:c="12"/>android:layout_marginTop="10dp"</text:p>
      <text:p text:style-name="P8"><text:soft-page-break/><text:s text:c="12"/>android:layout_marginBottom="10dp"</text:p>
      <text:p text:style-name="P8"><text:s text:c="12"/>android:hint="Apellidos"</text:p>
      <text:p text:style-name="P8"><text:s text:c="12"/>android:inputType="text" /&gt;</text:p>
      <text:p text:style-name="P8"><text:s text:c="4"/>&lt;/LinearLayout&gt;</text:p>
      <text:p text:style-name="P8"/>
      <text:p text:style-name="P8"><text:s text:c="4"/>&lt;LinearLayout</text:p>
      <text:p text:style-name="P8"><text:s text:c="8"/>android:layout_width="match_parent"</text:p>
      <text:p text:style-name="P8"><text:s text:c="8"/>android:layout_height="wrap_content"</text:p>
      <text:p text:style-name="P8"><text:s text:c="8"/>android:orientation="horizontal"</text:p>
      <text:p text:style-name="P8"><text:s text:c="8"/>android:gravity="center_vertical"&gt;</text:p>
      <text:p text:style-name="P8"/>
      <text:p text:style-name="P8"><text:s text:c="8"/>&lt;ImageView</text:p>
      <text:p text:style-name="P8"><text:s text:c="12"/>android:layout_width="wrap_content"</text:p>
      <text:p text:style-name="P8"><text:s text:c="12"/>android:layout_height="wrap_content"</text:p>
      <text:p text:style-name="P8"><text:s text:c="12"/>android:id="@+id/ico_tlf"</text:p>
      <text:p text:style-name="P8"><text:s text:c="12"/>android:src="@drawable/baseline_phone_24"</text:p>
      <text:p text:style-name="P8"><text:s text:c="12"/>android:layout_marginEnd="8dp"/&gt;</text:p>
      <text:p text:style-name="P8"/>
      <text:p text:style-name="P8"><text:s text:c="8"/>&lt;EditText</text:p>
      <text:p text:style-name="P8"><text:s text:c="12"/>android:id="@+id/phone"</text:p>
      <text:p text:style-name="P8"><text:s text:c="12"/>android:layout_width="0dp"</text:p>
      <text:p text:style-name="P8"><text:s text:c="12"/>android:layout_weight="1"</text:p>
      <text:p text:style-name="P8"><text:s text:c="12"/>android:layout_height="wrap_content"</text:p>
      <text:p text:style-name="P8"><text:s text:c="12"/>android:layout_marginTop="10dp"</text:p>
      <text:p text:style-name="P8"><text:s text:c="12"/>android:layout_marginBottom="10dp"</text:p>
      <text:p text:style-name="P8"><text:s text:c="12"/>android:hint="Tlf"</text:p>
      <text:p text:style-name="P8"><text:s text:c="12"/>android:inputType="phone" /&gt;</text:p>
      <text:p text:style-name="P8"><text:s text:c="4"/>&lt;/LinearLayout&gt;</text:p>
      <text:p text:style-name="P8"/>
      <text:p text:style-name="P8"><text:s text:c="4"/>&lt;LinearLayout</text:p>
      <text:p text:style-name="P8"><text:s text:c="8"/>android:layout_width="match_parent"</text:p>
      <text:p text:style-name="P8"><text:s text:c="8"/>android:layout_height="wrap_content"</text:p>
      <text:p text:style-name="P8"><text:s text:c="8"/>android:orientation="horizontal"</text:p>
      <text:p text:style-name="P8"><text:s text:c="8"/>android:gravity="center_vertical"&gt;</text:p>
      <text:p text:style-name="P8"/>
      <text:p text:style-name="P8"><text:s text:c="8"/>&lt;ImageView</text:p>
      <text:p text:style-name="P8"><text:s text:c="12"/>android:layout_width="wrap_content"</text:p>
      <text:p text:style-name="P8"><text:s text:c="12"/>android:layout_height="wrap_content"</text:p>
      <text:p text:style-name="P8"><text:s text:c="12"/>android:id="@+id/ico_email"</text:p>
      <text:p text:style-name="P8"><text:s text:c="12"/>android:src="@drawable/baseline_email_24"</text:p>
      <text:p text:style-name="P8"><text:s text:c="12"/>android:layout_marginEnd="8dp"/&gt;</text:p>
      <text:p text:style-name="P8"/>
      <text:p text:style-name="P8"><text:s text:c="8"/>&lt;EditText</text:p>
      <text:p text:style-name="P8"><text:s text:c="12"/>android:id="@+id/correo"</text:p>
      <text:p text:style-name="P8"><text:s text:c="12"/>android:layout_width="0dp"</text:p>
      <text:p text:style-name="P8"><text:s text:c="12"/>android:layout_weight="1"</text:p>
      <text:p text:style-name="P8"><text:s text:c="12"/>android:layout_height="wrap_content"</text:p>
      <text:p text:style-name="P8"><text:s text:c="12"/>android:layout_marginTop="10dp"</text:p>
      <text:p text:style-name="P8"><text:s text:c="12"/>android:layout_marginBottom="10dp"</text:p>
      <text:p text:style-name="P8"><text:s text:c="12"/>android:hint="Correo"</text:p>
      <text:p text:style-name="P8"><text:s text:c="12"/>android:inputType="textEmailAddress" /&gt;</text:p>
      <text:p text:style-name="P8"><text:s text:c="4"/>&lt;/LinearLayout&gt;</text:p>
      <text:p text:style-name="P8"><text:s text:c="4"/>&lt;/LinearLayout&gt;</text:p>
      <text:p text:style-name="P8"/>
      <text:p text:style-name="P8">&lt;/RelativeLayout&gt;</text:p>
      <text:p text:style-name="P4"/>
      <text:p text:style-name="Standard">Para el desarrollo de la activity principal, vamos a necesitar un relative layout aunque podría haberse usado otro tipo de layout.</text:p>
      <text:p text:style-name="Standard"/>
      <text:p text:style-name="P10"><text:span text:style-name="T1">Una vez en el layout principal o raíz de la activity, vamos usar un FrameLayout para colocar el icono de la foto en la parte de arriba de la activity. Dentro de este FrameLayout vamos a colocar un elemento ImageView para colocar el icono y le vamos a dar una altura y anchura fijas para que no se salga de los límites.</text:span></text:p>
      <text:p text:style-name="P10"><text:soft-page-break/></text:p>
      <text:p text:style-name="Standard">A continuación, vamos a definir un FloatingActionButton, que será el que nos permita movernos a la activity secundaria. Lo colocamos en la esquina inferior izquierda.</text:p>
      <text:p text:style-name="P10"/>
      <text:p text:style-name="Standard">Después del FAB, usaremos un LinearLayout vertical en el que colocaremos todos los campos de Nombre, TLF… y le ponemos un poco de margen para que no se pegue a la izquierda y a la derecha.</text:p>
      <text:p text:style-name="P10"/>
      <text:p text:style-name="P11"><text:span text:style-name="T5">Cada campo, es decir, los EditText, estará metido en un LinearLayout horizontal que permitirá colocar un icono que cambiará cada vez que el control obtenga el focus de la aplicación. Los colocaremos alineados de manera central verticalmente. Yo he decidido darle 0 de ancho al EditText y asignarle la propiedad android:layout_weight:1 para que ocupe todo el ancho restante después de colocar el icono.</text:span></text:p>
      <text:p text:style-name="P10"/>
      <text:p text:style-name="Standard">Para colocar los controles de “Etiqueta”, usaremos 3 checkbox dentro de un LinearLayout horizontal y un texto descriptivo con un TextView.</text:p>
      <text:p text:style-name="P10"/>
      <text:p text:style-name="Standard">Finalmente, para poner los demás campos de texto, usaremos 4 EditText en los que se podrá insertar texto. Les ponemos un poco de espacio arriba y abajo para que no se pegu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Fira Code" svg:font-family="'Fira Cod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ódigo" style:family="paragraph" style:parent-style-name="Standard">
      <loext:graphic-properties draw:fill="solid" draw:fill-color="#cccccc"/>
      <style:paragraph-properties fo:margin-left="0.499cm" fo:margin-right="0.499cm" fo:text-indent="0cm" style:auto-text-indent="false" fo:background-color="#cccccc" fo:padding="0.049cm" fo:border="0.06pt solid #000000"/>
      <style:text-properties style:font-name="Segoe UI" fo:font-family="'Segoe UI'" style:font-family-generic="swiss" style:font-pitch="variable" fo:font-size="8pt" officeooo:rsid="0008e94d"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officeooo:rsid="0008e94d" officeooo:paragraph-rsid="0008e94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ván Gallego<text:tab/>Proyecto Agenda<text:tab/>2º DAM A</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7T16:22:56.450000000</meta:creation-date>
    <dc:date>2019-10-18T18:08:00.052000000</dc:date>
    <meta:editing-duration>PT8M11S</meta:editing-duration>
    <meta:editing-cycles>2</meta:editing-cycles>
    <meta:generator>LibreOffice/6.3.1.2$Windows_X86_64 LibreOffice_project/b79626edf0065ac373bd1df5c28bd630b4424273</meta:generator>
    <meta:document-statistic meta:table-count="0" meta:image-count="0" meta:object-count="0" meta:page-count="4" meta:paragraph-count="162" meta:word-count="452" meta:character-count="7705" meta:non-whitespace-character-count="5851"/>
  </office:meta>
</office:document-meta>
</file>